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Title" style:master-page-name="Standard">
      <style:paragraph-properties style:page-number="1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fycmg0g54fly"/><text:span text:style-name="T1">Caso de Teste</text:span></text:p>
      <text:p text:style-name="Standard"><text:span text:style-name="T2">Fluxo Um Listagem de Empresa</text:span></text:p>
      <text:p text:style-name="P1"/>
      <text:p text:style-name="Standard"><text:span text:style-name="T2">Titulo:</text:span> CT - Validação da tela de login: Campo Email válido e campo Senha válida</text:p>
      <text:p text:style-name="Standard"><text:span text:style-name="T2">Descrição:</text:span> Um usuário cadastrado no sistema deve conseguir logar no sistema.</text:p>
      <text:p text:style-name="Standard"><text:span text:style-name="T2">Pré-Condição:</text:span> O usuário deverá estar previamente cadastrado no sistema, com acesso ao seu login e senha.</text:p>
      <text:p text:style-name="Standard"><text:span text:style-name="T2">Passos para o Teste:</text:span></text:p>
      <text:list xml:id="list4033781308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</text:list>
      <text:p text:style-name="Standard"><text:span text:style-name="T2">Resultado Esperado:</text:span> O sistema deverá abrir a página inicial para o usuário.</text:p>
      <text:p text:style-name="Standard"/>
      <text:p text:style-name="Standard"><text:span text:style-name="T2">Titulo:</text:span> CT - Validação Tela inicial do sistema</text:p>
      <text:p text:style-name="Standard"><text:span text:style-name="T2">Pré-Condição:</text:span> Fazer login no sistema.</text:p>
      <text:p text:style-name="Standard"><text:span text:style-name="T2">Passos para o Teste:</text:span></text:p>
      <text:list xml:id="list125451791311420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</text:list>
      <text:p text:style-name="Standard"><text:soft-page-break/><text:span text:style-name="T2">Resultado Esperado:</text:span> A página inicial do sistema deve constar o botão de logout, o botão Informando qual o nome do usuário, a Logo da Montreal e o menu lateral à esquerda.</text:p>
      <text:p text:style-name="Standard"/>
      <text:p text:style-name="Standard"/>
      <text:p text:style-name="Standard"><text:span text:style-name="T2">Titulo:</text:span> CT - Validação do Menu lateral: Submenu Empresa</text:p>
      <text:p text:style-name="Standard"><text:span text:style-name="T2">Pré-Condição:</text:span> Identificar o menu a esquerda.</text:p>
      <text:p text:style-name="Standard"><text:span text:style-name="T2">Passos para o Teste:</text:span></text:p>
      <text:list xml:id="list125453420355550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</text:list>
      <text:p text:style-name="Standard"><text:span text:style-name="T2">Resultado Esperado:</text:span> O submenu Empresas deve expandir, mostrando duas opções a Empresas e Tipo Fornecimento.</text:p>
      <text:p text:style-name="Standard"/>
      <text:p text:style-name="Standard"/>
      <text:p text:style-name="Standard"/>
      <text:p text:style-name="P1"/>
      <text:p text:style-name="P1"/>
      <text:p text:style-name="P1"/>
      <text:p text:style-name="Standard"><text:span text:style-name="T2">Titulo:</text:span> CT - Validação da tela Listagem de Empresas</text:p>
      <text:p text:style-name="Standard"><text:span text:style-name="T2">Pré-Condição:</text:span> Identificar o menu a esquerda.</text:p>
      <text:p text:style-name="Standard"><text:span text:style-name="T2">Passos para o Teste:</text:span></text:p>
      <text:list xml:id="list125452858082183" text:continue-numbering="true" text:style-name="WWNum1">
        <text:list-item>
          <text:p text:style-name="P2"><text:soft-page-break/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Empresa</text:p>
        </text:list-item>
      </text:list>
      <text:p text:style-name="Standard"/>
      <text:p text:style-name="Standard"><text:span text:style-name="T2">Resultado Esperado:</text:span> A tela Listagem de Empresa, deve conter dois botões Filtrar e Nova Empresa, assim como um grid contendo as empresas cadastradas e os campos Nome, CNPJ, Situação.</text:p>
      <text:p text:style-name="Standard"/>
      <text:p text:style-name="Standard"><text:span text:style-name="T2">Titulo:</text:span> CT - Validação do Filtrar</text:p>
      <text:p text:style-name="Standard"><text:span text:style-name="T2">Pré-Condição:</text:span> Estar na tela Listagem de Empresa</text:p>
      <text:p text:style-name="Standard"><text:span text:style-name="T2">Passos para o Teste:</text:span></text:p>
      <text:list xml:id="list125451858357284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Empresa</text:p>
        </text:list-item>
        <text:list-item>
          <text:p text:style-name="P2">Identificar e acionar o botão Filtrar</text:p>
        </text:list-item>
      </text:list>
      <text:p text:style-name="Standard"/>
      <text:p text:style-name="Standard"><text:span text:style-name="T2">Resultado Esperado:</text:span> Ao clicar no botão Filtrar deve ser exibido 3 campos, Nome/CNPJ/Situação e o botão Pesquisar.</text:p>
      <text:p text:style-name="Standard"><text:soft-page-break/></text:p>
      <text:p text:style-name="Standard"><text:span text:style-name="T2">Titulo:</text:span> CT - validação do campo Nome dentro da funcionalidade Filtrar: Letras</text:p>
      <text:p text:style-name="Standard"><text:span text:style-name="T2">Pré-Condição:</text:span> Ter acionado o botão Filtrar</text:p>
      <text:p text:style-name="Standard"><text:span text:style-name="T2">Passos para o Teste:</text:span></text:p>
      <text:list xml:id="list125451798126622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Empresa</text:p>
        </text:list-item>
        <text:list-item>
          <text:p text:style-name="P2">Identificar e acionar o botão Filtrar</text:p>
        </text:list-item>
        <text:list-item>
          <text:p text:style-name="P2">No campo Nome, preencher com: ABcx</text:p>
        </text:list-item>
        <text:list-item>
          <text:p text:style-name="P2">Clicar no botão Pesquisar</text:p>
        </text:list-item>
      </text:list>
      <text:p text:style-name="Standard"/>
      <text:p text:style-name="Standard"><text:span text:style-name="T2">Resultado Esperado:</text:span> Ao clicar no botão pesquisar o sistema deve exibir um grid com o resultado filtrado pelo que foi preenchido no campo Nome.</text:p>
      <text:p text:style-name="Standard"><text:span text:style-name="T2">Titulo:</text:span> CT - Validação do campo Nome dentro da funcionalidade Filtrar: Número</text:p>
      <text:p text:style-name="Standard"><text:span text:style-name="T2">Pré-Condição:</text:span> Ter acionado o botão Filtrar</text:p>
      <text:p text:style-name="Standard"><text:span text:style-name="T2">Passos para o Teste:</text:span></text:p>
      <text:list xml:id="list125452196549120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<text:soft-page-break/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Empresa</text:p>
        </text:list-item>
        <text:list-item>
          <text:p text:style-name="P2">Identificar e acionar o botão Filtrar</text:p>
        </text:list-item>
        <text:list-item>
          <text:p text:style-name="P2">No campo Nome, preencher com: 123</text:p>
        </text:list-item>
        <text:list-item>
          <text:p text:style-name="P2">Clicar no botão Pesquisar</text:p>
        </text:list-item>
      </text:list>
      <text:p text:style-name="Standard"/>
      <text:p text:style-name="Standard"><text:span text:style-name="T2">Resultado Esperado:</text:span> Ao clicar no botão pesquisar o sistema deve exibir um grid com o resultado filtrado pelo que foi preenchido no campo Nome.</text:p>
      <text:p text:style-name="Standard"/>
      <text:p text:style-name="Standard"><text:span text:style-name="T2">Titulo:</text:span> CT - Validação do campo Nome dentro da funcionalidade Filtrar: Carácter especial</text:p>
      <text:p text:style-name="Standard"><text:span text:style-name="T2">Pré-Condição:</text:span> Ter acionado o botão Filtrar</text:p>
      <text:p text:style-name="Standard"><text:span text:style-name="T2">Passos para o Teste:</text:span></text:p>
      <text:list xml:id="list125453783182815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Empresa</text:p>
        </text:list-item>
        <text:list-item>
          <text:p text:style-name="P2">Identificar e acionar o botão Filtrar</text:p>
        </text:list-item>
        <text:list-item>
          <text:p text:style-name="P2">No campo Nome, preencher com qualquer carácter especial: ø,Û,£,ÿ</text:p>
        </text:list-item>
        <text:list-item>
          <text:p text:style-name="P2">Clicar no botão Pesquisar</text:p>
        </text:list-item>
      </text:list>
      <text:p text:style-name="Standard"><text:soft-page-break/></text:p>
      <text:p text:style-name="Standard"><text:span text:style-name="T2">Resultado Esperado:</text:span> Ao clicar no botão pesquisar o sistema deve exibir um grid com o resultado filtrado pelo que foi preenchido no campo Nome.</text:p>
      <text:p text:style-name="Standard"/>
      <text:p text:style-name="Standard"/>
      <text:p text:style-name="Standard"><text:span text:style-name="T2">Titulo:</text:span> CT - Validação do campo CNPJ dentro da funcionalidade Filtrar: Número</text:p>
      <text:p text:style-name="Standard"><text:span text:style-name="T2">Pré-Condição:</text:span> Ter acionado o botão Filtrar</text:p>
      <text:p text:style-name="Standard"><text:span text:style-name="T2">Passos para o Teste:</text:span></text:p>
      <text:list xml:id="list125452870976441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Empresa</text:p>
        </text:list-item>
        <text:list-item>
          <text:p text:style-name="P2">Identificar e acionar o botão Filtrar</text:p>
        </text:list-item>
        <text:list-item>
          <text:p text:style-name="P2">No campo CNPJ, preencher com: 1,22,123.</text:p>
        </text:list-item>
        <text:list-item>
          <text:p text:style-name="P2">Clicar no botão Pesquisar</text:p>
        </text:list-item>
      </text:list>
      <text:p text:style-name="Standard"/>
      <text:p text:style-name="Standard"><text:span text:style-name="T2">Resultado Esperado:</text:span> Ao clicar no botão pesquisar o sistema deve exibir um grid com o resultado filtrado pelo que foi preenchido no campo CNPJ.</text:p>
      <text:p text:style-name="Standard"/>
      <text:p text:style-name="Standard"><text:span text:style-name="T2">Titulo:</text:span> CTN - Validação do campo CNPJ dentro da funcionalidade Filtrar: Letras</text:p>
      <text:p text:style-name="Standard"><text:span text:style-name="T2">Pré-Condição:</text:span> Ter acionado o botão Filtrar</text:p>
      <text:p text:style-name="Standard"><text:soft-page-break/><text:span text:style-name="T2">Passos para o Teste:</text:span></text:p>
      <text:list xml:id="list125453285118943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Empresa</text:p>
        </text:list-item>
        <text:list-item>
          <text:p text:style-name="P2">Identificar e acionar o botão Filtrar</text:p>
        </text:list-item>
        <text:list-item>
          <text:p text:style-name="P2">No campo CNPJ, preencher com: A, abc, aojks.</text:p>
        </text:list-item>
        <text:list-item>
          <text:p text:style-name="P2">Clicar no botão Pesquisar</text:p>
        </text:list-item>
      </text:list>
      <text:p text:style-name="Standard"/>
      <text:p text:style-name="Standard"><text:span text:style-name="T2">Resultado Esperado:</text:span> O sistema deve permitir que o campo CNPJ aceite apenas números e não deixar o usuário digitar letras.</text:p>
      <text:p text:style-name="P1"/>
      <text:p text:style-name="Standard"><text:span text:style-name="T2">Titulo:</text:span> CT - Validação do drop-down Situação dentro da funcionalidade Filtrar: Ativo</text:p>
      <text:p text:style-name="Standard"><text:span text:style-name="T2">Pré-Condição:</text:span> Ter acionado o botão Filtrar</text:p>
      <text:p text:style-name="Standard"><text:span text:style-name="T2">Passos para o Teste:</text:span></text:p>
      <text:list xml:id="list125452431005133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<text:soft-page-break/>Dentro do sub menu, clicar em Empresa</text:p>
        </text:list-item>
        <text:list-item>
          <text:p text:style-name="P2">Identificar e acionar o botão Filtrar</text:p>
        </text:list-item>
        <text:list-item>
          <text:p text:style-name="P2">No drop-down Situação, clicar e selecionar: Ativo</text:p>
        </text:list-item>
        <text:list-item>
          <text:p text:style-name="P2">Clicar no botão Pesquisar</text:p>
        </text:list-item>
      </text:list>
      <text:p text:style-name="Standard"/>
      <text:p text:style-name="Standard"><text:span text:style-name="T2">Resultado Esperado:</text:span> O sistema deve retornar no grid, todas as empresas que estão com a situação Ativ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Titulo:</text:span> <text:s/>CT - Validação do drop-down Situação dentro da funcionalidade Filtrar: Inativo</text:p>
      <text:p text:style-name="Standard"><text:span text:style-name="T2">Pré-Condição:</text:span> Ter acionado o botão Filtrar</text:p>
      <text:p text:style-name="Standard"><text:span text:style-name="T2">Passos para o Teste:</text:span></text:p>
      <text:list xml:id="list125451998361717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Empresa</text:p>
        </text:list-item>
        <text:list-item>
          <text:p text:style-name="P2"><text:soft-page-break/>Identificar e acionar o botão Filtrar</text:p>
        </text:list-item>
        <text:list-item>
          <text:p text:style-name="P2">No drop-down Situação, clicar e selecionar: Inativo</text:p>
        </text:list-item>
        <text:list-item>
          <text:p text:style-name="P2">Clicar no botão Pesquisar</text:p>
        </text:list-item>
      </text:list>
      <text:p text:style-name="Standard"/>
      <text:p text:style-name="Standard"><text:span text:style-name="T2">Resultado Esperado:</text:span> O sistema deve retornar no grid, todas as empresas que estão com a situação Inativo.</text:p>
      <text:p text:style-name="Standard"/>
      <text:p text:style-name="Standard"><text:span text:style-name="T2">Titulo:</text:span> <text:s/>CT - Validação do drop-down Situação dentro da funcionalidade Filtrar: Todos</text:p>
      <text:p text:style-name="Standard"><text:span text:style-name="T2">Pré-Condição:</text:span> Ter acionado o botão Filtrar</text:p>
      <text:p text:style-name="Standard"><text:span text:style-name="T2">Passos para o Teste:</text:span></text:p>
      <text:list xml:id="list125452416337191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Empresa</text:p>
        </text:list-item>
        <text:list-item>
          <text:p text:style-name="P2">Identificar e acionar o botão Filtrar</text:p>
        </text:list-item>
        <text:list-item>
          <text:p text:style-name="P2">No drop-down Situação, clicar e selecionar: Todos</text:p>
        </text:list-item>
        <text:list-item>
          <text:p text:style-name="P2">Clicar no botão Pesquisar</text:p>
        </text:list-item>
      </text:list>
      <text:p text:style-name="Standard"/>
      <text:p text:style-name="Standard"><text:span text:style-name="T2">Resultado Esperado:</text:span> O sistema deve retornar no grid, todas as empresas que estão com a situação Ativo e Inativo.</text:p>
      <text:p text:style-name="Standard"/>
      <text:p text:style-name="Standard"><text:soft-page-break/><text:span text:style-name="T2">Titulo:</text:span> <text:s/>CT - Validação do drop-down Situação dentro da funcionalidade Filtrar: Todos</text:p>
      <text:p text:style-name="Standard"><text:span text:style-name="T2">Pré-Condição:</text:span> Ter acionado o botão Filtrar</text:p>
      <text:p text:style-name="Standard"><text:span text:style-name="T2">Passos para o Teste:</text:span></text:p>
      <text:list xml:id="list125452798859650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Empresa</text:p>
        </text:list-item>
        <text:list-item>
          <text:p text:style-name="P2">Identificar e acionar o botão Filtrar</text:p>
        </text:list-item>
        <text:list-item>
          <text:p text:style-name="P2">No drop-down Situação, clicar e selecionar: Todos</text:p>
        </text:list-item>
        <text:list-item>
          <text:p text:style-name="P2">Clicar no botão Pesquisar</text:p>
        </text:list-item>
      </text:list>
      <text:p text:style-name="Standard"/>
      <text:p text:style-name="Standard"><text:span text:style-name="T2">Resultado Esperado:</text:span> O sistema deve retornar no grid, todas as empresas que estão com a situação Ativo e Inativo.</text:p>
      <text:p text:style-name="Standard"/>
      <text:p text:style-name="Standard"><text:span text:style-name="T2">Titulo:</text:span> CT - Validação da tela Cadastro de Nova Empresa</text:p>
      <text:p text:style-name="Standard"><text:span text:style-name="T2">Pré-Condição:</text:span> Estar na tela Listagem de Empresa.</text:p>
      <text:p text:style-name="Standard"><text:span text:style-name="T2">Passos para o Teste:</text:span></text:p>
      <text:list xml:id="list125453234399424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<text:soft-page-break/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Empresa</text:p>
        </text:list-item>
        <text:list-item>
          <text:p text:style-name="P2">Identificar e acionar o botão Nova Empresa </text:p>
        </text:list-item>
      </text:list>
      <text:p text:style-name="Standard"/>
      <text:p text:style-name="Standard"><text:span text:style-name="T2">Resultado Esperado:</text:span> Deverá ser exibida a tela Criar Empresa, contendo os campos Nome, CNPJ, Situação (radiobutton), Tipo (drop-down), Código Externo e os botões Criar e Voltar.</text:p>
      <text:p text:style-name="Standard"/>
      <text:p text:style-name="Standard"><text:span text:style-name="T2">Titulo:</text:span> CT - Validação do campo Nome dentro da tela Criar Empresa</text:p>
      <text:p text:style-name="Standard"><text:span text:style-name="T2">Pré-Condição:</text:span> Estar na tela Criar Empresa.</text:p>
      <text:p text:style-name="Standard"><text:span text:style-name="T2">Passos para o Teste:</text:span></text:p>
      <text:list xml:id="list125453297363953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Empresa</text:p>
        </text:list-item>
        <text:list-item>
          <text:p text:style-name="P2">Identificar e acionar o botão Nova Empresa </text:p>
        </text:list-item>
        <text:list-item>
          <text:p text:style-name="P2">No campo Nome*, preencher com: abc, Teste1, 123 ou etc.</text:p>
        </text:list-item>
      </text:list>
      <text:p text:style-name="Standard"/>
      <text:p text:style-name="Standard"><text:span text:style-name="T2">Resultado Esperado:</text:span> O campo Nome pode aceitar caracteres alfanuméricos.</text:p>
      <text:p text:style-name="Standard"/>
      <text:p text:style-name="Standard"><text:soft-page-break/><text:span text:style-name="T2">Titulo:</text:span> CT - Validação do campo CNPJ dentro da tela Criar Empresa</text:p>
      <text:p text:style-name="Standard"><text:span text:style-name="T2">Pré-Condição:</text:span> Estar na tela Criar Empresa.</text:p>
      <text:p text:style-name="Standard"><text:span text:style-name="T2">Passos para o Teste:</text:span></text:p>
      <text:list xml:id="list125453620378447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Empresa</text:p>
        </text:list-item>
        <text:list-item>
          <text:p text:style-name="P2">Identificar e acionar o botão Nova Empresa </text:p>
        </text:list-item>
        <text:list-item>
          <text:p text:style-name="P2">No campo CNPJ*, preencher com: 12.345.678/9-11.</text:p>
        </text:list-item>
      </text:list>
      <text:p text:style-name="Standard"/>
      <text:p text:style-name="Standard"><text:span text:style-name="T2">Resultado Esperado:</text:span> O campo CNPJ deve aceitar apenas caracteres numéricos.</text:p>
      <text:p text:style-name="Standard"/>
      <text:p text:style-name="Standard"><text:span text:style-name="T2">Titulo:</text:span> CT - Validação do radio button Situação dentro da tela Criar Empresa</text:p>
      <text:p text:style-name="Standard"><text:span text:style-name="T2">Pré-Condição:</text:span> Estar na tela Criar Empresa.</text:p>
      <text:p text:style-name="Standard"><text:span text:style-name="T2">Passos para o Teste:</text:span></text:p>
      <text:list xml:id="list125451845247222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<text:soft-page-break/>No menu lateral na esquerda, identificar e clicar na opção Empresa</text:p>
        </text:list-item>
        <text:list-item>
          <text:p text:style-name="P2">Dentro do sub menu, clicar em Empresa</text:p>
        </text:list-item>
        <text:list-item>
          <text:p text:style-name="P2">Identificar e acionar o botão Nova Empresa </text:p>
        </text:list-item>
        <text:list-item>
          <text:p text:style-name="P2">No radio button Situação*, escolher e clicar em Ativo ou Inativo.</text:p>
        </text:list-item>
      </text:list>
      <text:p text:style-name="Standard"/>
      <text:p text:style-name="Standard"><text:span text:style-name="T2">Resultado Esperado:</text:span> O radio button só poderá aceitar marca um de cada vez.</text:p>
      <text:p text:style-name="Standard"/>
      <text:p text:style-name="Standard"><text:span text:style-name="T2">Titulo:</text:span> CT - Validação do drop-down Tipo dentro da tela Criar Empresa</text:p>
      <text:p text:style-name="Standard"><text:span text:style-name="T2">Pré-Condição:</text:span> Estar na tela Criar Empresa.</text:p>
      <text:p text:style-name="Standard"><text:span text:style-name="T2">Passos para o Teste:</text:span></text:p>
      <text:list xml:id="list125453445348755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Empresa</text:p>
        </text:list-item>
        <text:list-item>
          <text:p text:style-name="P2">Identificar e acionar o botão Nova Empresa </text:p>
        </text:list-item>
        <text:list-item>
          <text:p text:style-name="P2">No drop-down Tipo*, clicar e selecionar uma das opções: Fornecedor, Cliente ou Fornecedor e Cliente.</text:p>
        </text:list-item>
      </text:list>
      <text:p text:style-name="Standard"/>
      <text:p text:style-name="Standard"><text:span text:style-name="T2">Resultado Esperado:</text:span> O drop-down só poderá aceitar selecionar uma das opções. </text:p>
      <text:p text:style-name="Standard"/>
      <text:p text:style-name="Standard"><text:soft-page-break/><text:span text:style-name="T2">Titulo:</text:span> CT - Validação do campo Código Externo dentro da tela Criar Empresa</text:p>
      <text:p text:style-name="Standard"><text:span text:style-name="T2">Pré-Condição:</text:span> Estar na tela Criar Empresa.</text:p>
      <text:p text:style-name="Standard"><text:span text:style-name="T2">Passos para o Teste:</text:span></text:p>
      <text:list xml:id="list125453719524991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Empresa</text:p>
        </text:list-item>
        <text:list-item>
          <text:p text:style-name="P2">Identificar e acionar o botão Nova Empresa </text:p>
        </text:list-item>
        <text:list-item>
          <text:p text:style-name="P2">No campo Código Externo, preencher com: abc, abd23, 12354432 ou etc.</text:p>
        </text:list-item>
      </text:list>
      <text:p text:style-name="Standard"/>
      <text:p text:style-name="Standard"><text:span text:style-name="T2">Resultado Esperado:</text:span> O campo Código Externo deve aceitar apenas caracteres Alfanumericos.</text:p>
      <text:p text:style-name="Standard"/>
      <text:p text:style-name="Standard"><text:span text:style-name="T2">Titulo:</text:span> CT - Validação da funcionalidade Criar Empresa</text:p>
      <text:p text:style-name="Standard"><text:span text:style-name="T2">Pré-Condição:</text:span> Estar na tela Criar Empresa.</text:p>
      <text:p text:style-name="Standard"><text:span text:style-name="T2">Passos para o Teste:</text:span></text:p>
      <text:list xml:id="list125452157306783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<text:soft-page-break/>No menu lateral na esquerda, identificar e clicar na opção Empresa</text:p>
        </text:list-item>
        <text:list-item>
          <text:p text:style-name="P2">Dentro do sub menu, clicar em Empresa</text:p>
        </text:list-item>
        <text:list-item>
          <text:p text:style-name="P2">Identificar e acionar o botão Nova Empresa</text:p>
        </text:list-item>
        <text:list-item>
          <text:p text:style-name="P2">No campo Nome, preencher com: Teste André 1</text:p>
        </text:list-item>
        <text:list-item>
          <text:p text:style-name="P2">No campo CNPJ*, preencher com: 33.664.564/0001-88.</text:p>
        </text:list-item>
        <text:list-item>
          <text:p text:style-name="P2">No radio button Situação*, escolher e clicar em Ativo.</text:p>
        </text:list-item>
        <text:list-item>
          <text:p text:style-name="P2">No drop-down Tipo*, clicar e selecionar uma das opções: Fornecedor e Cliente.</text:p>
        </text:list-item>
        <text:list-item>
          <text:p text:style-name="P2">No campo Código Externo, preencher com: teste16.</text:p>
        </text:list-item>
        <text:list-item>
          <text:p text:style-name="P2">Clicar no botão Criar</text:p>
        </text:list-item>
      </text:list>
      <text:p text:style-name="Standard"/>
      <text:p text:style-name="Standard"><text:span text:style-name="T2">Resultado Esperado:</text:span> O sistema deve redirecionar o usuário para a tela Ver Empresa e exibir a mensagem: “Empresa ‘Nome escolhido’ criada” em cor verde.</text:p>
      <text:p text:style-name="Standard"/>
      <text:p text:style-name="Standard"><text:span text:style-name="T2">Titulo:</text:span> CT - Validação do campo CNPJ dentro da tela Criar Empresa: CNPJ inválido </text:p>
      <text:p text:style-name="Standard"><text:span text:style-name="T2">Pré-Condição:</text:span> Estar na tela Criar Empresa.</text:p>
      <text:p text:style-name="Standard"><text:span text:style-name="T2">Passos para o Teste:</text:span></text:p>
      <text:list xml:id="list125452136276162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Empresa</text:p>
        </text:list-item>
        <text:list-item>
          <text:p text:style-name="P2"><text:soft-page-break/>Identificar e acionar o botão Nova Empresa </text:p>
        </text:list-item>
        <text:list-item>
          <text:p text:style-name="P2">No campo Nome, preencher com: Teste André 1</text:p>
        </text:list-item>
        <text:list-item>
          <text:p text:style-name="P2">No campo CNPJ*, preencher com: 12.345.678/9-11.</text:p>
        </text:list-item>
        <text:list-item>
          <text:p text:style-name="P2">No radio button Situação*, escolher e clicar em Ativo.</text:p>
        </text:list-item>
        <text:list-item>
          <text:p text:style-name="P2">No drop-down Tipo*, clicar e selecionar uma das opções: Fornecedor e Cliente.</text:p>
        </text:list-item>
        <text:list-item>
          <text:p text:style-name="P2">No campo Código Externo, preencher com: teste16.</text:p>
        </text:list-item>
        <text:list-item>
          <text:p text:style-name="P2">Clicar no botão Criar</text:p>
        </text:list-item>
      </text:list>
      <text:p text:style-name="Standard"><text:span text:style-name="T2">Resultado Esperado:</text:span> Ao clicar em Criar o sistema deve exibir uma mensagem informando que o CNPJ não é válido e não deixar ele prosseguir na criação da Empresa.</text:p>
      <text:p text:style-name="Standard"/>
      <text:p text:style-name="Standard"><text:span text:style-name="T2">Titulo:</text:span> CT - Validação da funcionalidade Ver Empresa</text:p>
      <text:p text:style-name="Standard"><text:span text:style-name="T2">Pré-Condição:</text:span> Estar na tela Listagem de Empresa</text:p>
      <text:p text:style-name="Standard"><text:span text:style-name="T2">Passos para o Teste:</text:span></text:p>
      <text:list xml:id="list125453115802312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Empresa</text:p>
        </text:list-item>
        <text:list-item>
          <text:p text:style-name="P2">Identificar no grid o botão Ver e clicar nele</text:p>
        </text:list-item>
      </text:list>
      <text:p text:style-name="Standard"/>
      <text:p text:style-name="Standard"><text:span text:style-name="T2">Resultado Esperado:</text:span> O sistema deve redirecionar para a tela Ver Empresa, contendo o título da tela e as informações da Empresa (Nome, CNPJ, Situação, Análise de Cadastro e os botões Editar, Remover, Nova Empresa, Tipo Fornecimento e Voltar.</text:p>
      <text:p text:style-name="Standard"><text:soft-page-break/></text:p>
      <text:p text:style-name="Standard"><text:span text:style-name="T2">Titulo:</text:span> CT - Validação da tela Tipo de Fornecimento</text:p>
      <text:p text:style-name="Standard"><text:span text:style-name="T2">Pré-Condição:</text:span> Estar na tela Ver Empresa</text:p>
      <text:p text:style-name="Standard"><text:span text:style-name="T2">Passos para o Teste:</text:span></text:p>
      <text:list xml:id="list125452527837846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Empresa</text:p>
        </text:list-item>
        <text:list-item>
          <text:p text:style-name="P2">Identificar no grid o botão Ver e clicar nele</text:p>
        </text:list-item>
        <text:list-item>
          <text:p text:style-name="P2">Na tela Ver Empresa, identificar e clicar em Tipo de Fornecimento</text:p>
        </text:list-item>
      </text:list>
      <text:p text:style-name="Standard"/>
      <text:p text:style-name="Standard"><text:span text:style-name="T2">Resultado Esperado:</text:span> O sistema deve redirecionar para a tela Listagem de Tipo Fornecimento.</text:p>
      <text:p text:style-name="Standard"/>
      <text:p text:style-name="Standard"/>
      <text:p text:style-name="Standard"><text:span text:style-name="T2">Titulo:</text:span> CT - Validação da tela Listagem Tipo de Fornecimento</text:p>
      <text:p text:style-name="Standard"><text:span text:style-name="T2">Pré-Condição:</text:span> Ter clicado na botão Tipo de Fornecimento</text:p>
      <text:p text:style-name="Standard"><text:span text:style-name="T2">Passos para o Teste:</text:span></text:p>
      <text:list xml:id="list125452213901041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<text:soft-page-break/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Empresa</text:p>
        </text:list-item>
        <text:list-item>
          <text:p text:style-name="P2">Identificar no grid o botão Ver e clicar nele</text:p>
        </text:list-item>
        <text:list-item>
          <text:p text:style-name="P2">Na tela Ver Empresa, identificar e clicar em Tipo de Fornecimento</text:p>
        </text:list-item>
      </text:list>
      <text:p text:style-name="Standard"/>
      <text:p text:style-name="Standard"><text:span text:style-name="T2">Resultado Esperado:</text:span> O sistema deve redirecionar para a tela Listagem de Tipo Fornecimento, onde deve constar os dados da Empresa, a Listagem com CNAE e Descrição já vinculados e os botões Novo Tipo Fornecimento e Voltar.</text:p>
      <text:p text:style-name="Standard"/>
      <text:p text:style-name="Standard"><text:span text:style-name="T2">Título:</text:span> CT - Validação da funcionalidade Criar Tipo de Fornecimento na tela Listagem Tipo de Fornecimento</text:p>
      <text:p text:style-name="Standard"><text:span text:style-name="T2">Pré-Condição:</text:span> Ter clicado na botão Novo Tipo de Fornecimento</text:p>
      <text:p text:style-name="Standard"><text:span text:style-name="T2">Passos para o Teste:</text:span></text:p>
      <text:list xml:id="list125452427277194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Empresa</text:p>
        </text:list-item>
        <text:list-item>
          <text:p text:style-name="P2">Identificar no grid o botão Ver e clicar nele</text:p>
        </text:list-item>
        <text:list-item>
          <text:p text:style-name="P2">Na tela Ver Empresa, identificar e clicar em Tipo de Fornecimento</text:p>
        </text:list-item>
        <text:list-item>
          <text:p text:style-name="P2">Na tela Listagem Tipo de Fornecimento, clicar em Novo Tipo Fornecimento</text:p>
        </text:list-item>
      </text:list>
      <text:p text:style-name="Standard"><text:soft-page-break/></text:p>
      <text:p text:style-name="Standard"><text:span text:style-name="T2">Resultado Esperado:</text:span> O sistema deve exibir o Formulário de Cadastro contendo o drop-down Tipo Fornecimento* com as opções já cadastradas no sistema e os botões Voltar e Criar.</text:p>
      <text:p text:style-name="Standard"/>
      <text:p text:style-name="Standard"><text:span text:style-name="T2">Título:</text:span> CT - Validação do Fluxo Associar Tipo Fornecimento a uma empresa</text:p>
      <text:p text:style-name="Standard"><text:span text:style-name="T2">Pré-Condição:</text:span> Efetuar o login no sistema</text:p>
      <text:p text:style-name="Standard"><text:span text:style-name="T2">Passos para o Teste:</text:span></text:p>
      <text:list xml:id="list125453620473467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Empresa</text:p>
        </text:list-item>
        <text:list-item>
          <text:p text:style-name="P2">Identificar no grid o botão Ver e clicar nele</text:p>
        </text:list-item>
        <text:list-item>
          <text:p text:style-name="P2">Na tela Ver Empresa, identificar e clicar em Tipo de Fornecimento</text:p>
        </text:list-item>
        <text:list-item>
          <text:p text:style-name="P2">Na tela Listagem Tipo de Fornecimento, clicar em Novo Tipo Fornecimento</text:p>
        </text:list-item>
        <text:list-item>
          <text:p text:style-name="P2">No drop-down selecionar alguma das opções</text:p>
        </text:list-item>
        <text:list-item>
          <text:p text:style-name="P2">Clicar no botão Criar</text:p>
        </text:list-item>
      </text:list>
      <text:p text:style-name="Standard"/>
      <text:p text:style-name="Standard"><text:span text:style-name="T2">Resultado Esperado:</text:span> O sistema deve vincular o novo tipo selecionado e retornar para a tela Listagem de Tipo Fornecimento, onde o grid exibido deve constar todos os tipos de fornecimentos vinculados à empresa.</text:p>
      <text:p text:style-name="Standard"/>
      <text:p text:style-name="P1"/>
      <text:p text:style-name="P1"><text:soft-page-break/></text:p>
      <text:p text:style-name="P1"/>
      <text:p text:style-name="Standard"><text:span text:style-name="T2">Fluxo Dois Listagem tipo Fornecimento</text:span></text:p>
      <text:p text:style-name="Standard"/>
      <text:p text:style-name="Standard"><text:span text:style-name="T2">Titulo:</text:span> <text:s/>CT - Validação da tela Listagem de Tipo Fornecimento</text:p>
      <text:p text:style-name="Standard"><text:span text:style-name="T2">Pré-Condição:</text:span> Ter acionado no submenu o item Tipo Fornecimento</text:p>
      <text:p text:style-name="Standard"><text:span text:style-name="T2">Passos para o Teste:</text:span></text:p>
      <text:list xml:id="list125452640074217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Tipo Fornecimento</text:p>
        </text:list-item>
      </text:list>
      <text:p text:style-name="Standard"/>
      <text:p text:style-name="Standard"><text:span text:style-name="T2">Resultado Esperado:</text:span> O sistema deve exibir a tela com o Título Listagem de Tipo Fornecimento, um grid contendo Descrição, CNAE, Data de Criação, os botões Ver/Editar/Remover, e os botões Filtrar e Novo Tipo Fornecimento.</text:p>
      <text:p text:style-name="Standard"/>
      <text:p text:style-name="Standard"><text:span text:style-name="T2">Titulo:</text:span> CT - Validação do Filtrar</text:p>
      <text:p text:style-name="Standard"><text:span text:style-name="T2">Pré-Condição:</text:span> Estar na tela Listagem de Tipo Fornecimento</text:p>
      <text:p text:style-name="Standard"><text:span text:style-name="T2">Passos para o Teste:</text:span></text:p>
      <text:list xml:id="list125453082956258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<text:soft-page-break/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Tipo Fornecimento</text:p>
        </text:list-item>
        <text:list-item>
          <text:p text:style-name="P2">Identificar e acionar o botão Filtrar</text:p>
        </text:list-item>
      </text:list>
      <text:p text:style-name="Standard"/>
      <text:p text:style-name="Standard"><text:span text:style-name="T2">Resultado Esperado:</text:span> Ao clicar no botão Filtrar deve ser exibido 2 campos, Descrição/CNAE e o botão Pesquisar.</text:p>
      <text:p text:style-name="Standard"/>
      <text:p text:style-name="Standard"><text:span text:style-name="T2">Titulo:</text:span> CT - Validação do campo Descrição dentro da funcionalidade Filtrar: Letras</text:p>
      <text:p text:style-name="Standard"><text:span text:style-name="T2">Pré-Condição:</text:span> Estar na tela Listagem de Tipo Fornecimento</text:p>
      <text:p text:style-name="Standard"><text:span text:style-name="T2">Passos para o Teste:</text:span></text:p>
      <text:list xml:id="list125453283178200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Tipo Fornecimento</text:p>
        </text:list-item>
        <text:list-item>
          <text:p text:style-name="P2">Identificar e acionar o botão Filtrar</text:p>
        </text:list-item>
        <text:list-item>
          <text:p text:style-name="P2">No campo Descrição, preencher com: teste</text:p>
        </text:list-item>
        <text:list-item>
          <text:p text:style-name="P2">Clicar no botão Pesquisar</text:p>
        </text:list-item>
      </text:list>
      <text:p text:style-name="Standard"/>
      <text:p text:style-name="Standard"><text:soft-page-break/><text:span text:style-name="T2">Resultado Esperado:</text:span> Ao clicar no botão pesquisar o sistema deve exibir um grid com o resultado filtrado pelo que foi preenchido no campo Descrição.</text:p>
      <text:p text:style-name="Standard"/>
      <text:p text:style-name="Standard"/>
      <text:p text:style-name="Standard"><text:span text:style-name="T2">Titulo:</text:span> CT - Validação do campo Descrição dentro da funcionalidade Filtrar: Números </text:p>
      <text:p text:style-name="Standard"><text:span text:style-name="T2">Pré-Condição:</text:span> Estar na tela Listagem de Tipo Fornecimento</text:p>
      <text:p text:style-name="Standard"><text:span text:style-name="T2">Passos para o Teste:</text:span></text:p>
      <text:list xml:id="list125452859100247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Tipo Fornecimento</text:p>
        </text:list-item>
        <text:list-item>
          <text:p text:style-name="P2">Identificar e acionar o botão Filtrar</text:p>
        </text:list-item>
        <text:list-item>
          <text:p text:style-name="P2">No campo Descrição, preencher com: 1, 222, 4234</text:p>
        </text:list-item>
        <text:list-item>
          <text:p text:style-name="P2">Clicar no botão Pesquisar</text:p>
        </text:list-item>
      </text:list>
      <text:p text:style-name="Standard"/>
      <text:p text:style-name="Standard"><text:span text:style-name="T2">Resultado Esperado:</text:span> Ao clicar no botão pesquisar o sistema deve exibir um grid com o resultado filtrado pelo que foi preenchido no campo Descrição.</text:p>
      <text:p text:style-name="Standard"/>
      <text:p text:style-name="Standard"><text:span text:style-name="T2">Titulo:</text:span> CT - Validação do campo Descrição dentro da funcionalidade Filtrar: Carácter Especial </text:p>
      <text:p text:style-name="Standard"><text:span text:style-name="T2">Pré-Condição:</text:span> Estar na tela Listagem de Tipo Fornecimento</text:p>
      <text:p text:style-name="Standard"><text:span text:style-name="T2">Passos para o Teste:</text:span></text:p>
      <text:list xml:id="list125452319130408" text:continue-numbering="true" text:style-name="WWNum1">
        <text:list-item>
          <text:p text:style-name="P2"><text:soft-page-break/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Tipo Fornecimento</text:p>
        </text:list-item>
        <text:list-item>
          <text:p text:style-name="P2">Identificar e acionar o botão Filtrar</text:p>
        </text:list-item>
        <text:list-item>
          <text:p text:style-name="P2">No campo Descrição, preencher com: ø, Ü, £ ou etc...</text:p>
        </text:list-item>
        <text:list-item>
          <text:p text:style-name="P2">Clicar no botão Pesquisar</text:p>
        </text:list-item>
      </text:list>
      <text:p text:style-name="Standard"/>
      <text:p text:style-name="Standard"><text:span text:style-name="T2">Resultado Esperado:</text:span> Ao clicar no botão pesquisar o sistema deve exibir um grid com o resultado filtrado pelo que foi preenchido no campo Descrição.</text:p>
      <text:p text:style-name="Standard"/>
      <text:p text:style-name="Standard"><text:span text:style-name="T2">Titulo:</text:span> CT - Validação do campo CNAE dentro da funcionalidade Filtrar: Carácter Especial </text:p>
      <text:p text:style-name="Standard"><text:span text:style-name="T2">Pré-Condição:</text:span> Estar na tela Listagem de Tipo Fornecimento</text:p>
      <text:p text:style-name="Standard"><text:span text:style-name="T2">Passos para o Teste:</text:span></text:p>
      <text:list xml:id="list125453955770483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Tipo Fornecimento</text:p>
        </text:list-item>
        <text:list-item>
          <text:p text:style-name="P2"><text:soft-page-break/>Identificar e acionar o botão Filtrar</text:p>
        </text:list-item>
        <text:list-item>
          <text:p text:style-name="P2">No campo CNAE, preencher com: ø, Ü, £ ou etc...</text:p>
        </text:list-item>
      </text:list>
      <text:p text:style-name="Standard"/>
      <text:p text:style-name="Standard"><text:span text:style-name="T2">Resultado Esperado:</text:span> O campo CNAE não deve aceitar nenhum caractere especial, apenas números. </text:p>
      <text:p text:style-name="Standard"/>
      <text:p text:style-name="Standard"><text:span text:style-name="T2">Titulo:</text:span> CT - Validação do campo CNAE dentro da funcionalidade Filtrar: Letras</text:p>
      <text:p text:style-name="Standard"><text:span text:style-name="T2">Pré-Condição:</text:span> Estar na tela Listagem de Tipo Fornecimento</text:p>
      <text:p text:style-name="Standard"><text:span text:style-name="T2">Passos para o Teste:</text:span></text:p>
      <text:list xml:id="list125453026788333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Tipo Fornecimento</text:p>
        </text:list-item>
        <text:list-item>
          <text:p text:style-name="P2">Identificar e acionar o botão Filtrar</text:p>
        </text:list-item>
        <text:list-item>
          <text:p text:style-name="P2">No campo CNAE, preencher com: a, asd, teste ou etc...</text:p>
        </text:list-item>
      </text:list>
      <text:p text:style-name="Standard"/>
      <text:p text:style-name="Standard"><text:span text:style-name="T2">Resultado Esperado:</text:span> O campo CNAE não deve aceitar nenhuma letra, apenas números.</text:p>
      <text:p text:style-name="Standard"/>
      <text:p text:style-name="Standard"><text:span text:style-name="T2">Titulo:</text:span> CT - Validação do campo CNAE dentro da funcionalidade Filtrar: Digitar mais de 8 Números </text:p>
      <text:p text:style-name="Standard"><text:span text:style-name="T2">Pré-Condição:</text:span> Estar na tela Listagem de Tipo Fornecimento</text:p>
      <text:p text:style-name="Standard"><text:soft-page-break/><text:span text:style-name="T2">Passos para o Teste:</text:span></text:p>
      <text:list xml:id="list125452459435643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Tipo Fornecimento</text:p>
        </text:list-item>
        <text:list-item>
          <text:p text:style-name="P2">Identificar e acionar o botão Filtrar</text:p>
        </text:list-item>
        <text:list-item>
          <text:p text:style-name="P2">No campo CNAE, preencher com: 12345678</text:p>
        </text:list-item>
      </text:list>
      <text:p text:style-name="Standard"/>
      <text:p text:style-name="Standard"><text:span text:style-name="T2">Resultado Esperado:</text:span> O campo CNAE não deve aceitar mais de 7 caracteres.</text:p>
      <text:p text:style-name="Standard"/>
      <text:p text:style-name="Standard"><text:span text:style-name="T2">Titulo:</text:span> CT - Validação do campo CNAE dentro da funcionalidade Filtrar: Números </text:p>
      <text:p text:style-name="Standard"><text:span text:style-name="T2">Pré-Condição:</text:span> Estar na tela Listagem de Tipo Fornecimento</text:p>
      <text:p text:style-name="Standard"><text:span text:style-name="T2">Passos para o Teste:</text:span></text:p>
      <text:list xml:id="list125452181195464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Tipo Fornecimento</text:p>
        </text:list-item>
        <text:list-item>
          <text:p text:style-name="P2"><text:soft-page-break/>Identificar e acionar o botão Filtrar</text:p>
        </text:list-item>
        <text:list-item>
          <text:p text:style-name="P2">No campo CNAE, preencher com: 1, 2, 123 …</text:p>
        </text:list-item>
        <text:list-item>
          <text:p text:style-name="P2">Clicar no botão Pesquisar</text:p>
        </text:list-item>
      </text:list>
      <text:p text:style-name="Standard"/>
      <text:p text:style-name="Standard"><text:span text:style-name="T2">Resultado Esperado:</text:span> Ao clicar no botão pesquisar o sistema deve exibir um grid com o resultado filtrado pelo que foi preenchido no campo CNAE.</text:p>
      <text:p text:style-name="Standard"/>
      <text:p text:style-name="Standard"><text:span text:style-name="T2">Titulo:</text:span> <text:s/>CT - Validação da tela Criar Tipo Fornecimento</text:p>
      <text:p text:style-name="Standard"><text:span text:style-name="T2">Pré-Condição:</text:span> Estar na tela Listagem de Tipo Fornecimento</text:p>
      <text:p text:style-name="Standard"><text:span text:style-name="T2">Passos para o Teste:</text:span></text:p>
      <text:list xml:id="list125453466235786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Tipo Fornecimento</text:p>
        </text:list-item>
        <text:list-item>
          <text:p text:style-name="P2">Identificar e acionar o botão Novo Tipo Fornecimento</text:p>
        </text:list-item>
      </text:list>
      <text:p text:style-name="Standard"/>
      <text:p text:style-name="Standard"><text:span text:style-name="T2">Resultado Esperado:</text:span> O sistema deve exibir a tela com o Criar Tipo Fornecimento contendo um formulário com dois campos, Descrição e CNAE, e dois botões Criar e Voltar.</text:p>
      <text:p text:style-name="Standard"/>
      <text:p text:style-name="Standard"><text:span text:style-name="T2">Titulo:</text:span> <text:s/>CT - Validação do campo Descrição dentro da tela Criar Tipo Fornecimento</text:p>
      <text:p text:style-name="Standard"><text:span text:style-name="T2">Pré-Condição:</text:span> Estar na tela Criar Tipo Fornecimento</text:p>
      <text:p text:style-name="Standard"><text:soft-page-break/><text:span text:style-name="T2">Passos para o Teste:</text:span></text:p>
      <text:list xml:id="list125453067175933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Tipo Fornecimento</text:p>
        </text:list-item>
        <text:list-item>
          <text:p text:style-name="P2">Identificar e acionar o botão Novo Tipo Fornecimento</text:p>
        </text:list-item>
        <text:list-item>
          <text:p text:style-name="P2">No campo Descrição, preencher com: Abc, as123, 123.</text:p>
        </text:list-item>
      </text:list>
      <text:p text:style-name="Standard"/>
      <text:p text:style-name="Standard"><text:span text:style-name="T2">Resultado Esperado:</text:span> O campo Descrição deve aceitar apenas caracteres alfanumericos.</text:p>
      <text:p text:style-name="Standard"/>
      <text:p text:style-name="Standard"/>
      <text:p text:style-name="Standard"><text:span text:style-name="T2">Titulo:</text:span> CT - Validação do campo CNAE dentro da tela Criar Tipo Fornecimento </text:p>
      <text:p text:style-name="Standard"><text:span text:style-name="T2">Pré-Condição:</text:span> Estar na tela Listagem de Tipo Fornecimento</text:p>
      <text:p text:style-name="Standard"><text:span text:style-name="T2">Passos para o Teste:</text:span></text:p>
      <text:list xml:id="list125452080260861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<text:soft-page-break/>Dentro do sub menu, clicar em Tipo Fornecimento</text:p>
        </text:list-item>
        <text:list-item>
          <text:p text:style-name="P2">Identificar e acionar o botão Novo Tipo Fornecimento</text:p>
        </text:list-item>
        <text:list-item>
          <text:p text:style-name="P2">No campo CNAE, preencher com: 1234567</text:p>
        </text:list-item>
      </text:list>
      <text:p text:style-name="Standard"/>
      <text:p text:style-name="Standard"><text:span text:style-name="T2">Resultado Esperado:</text:span> O campo CNAE não deve aceitar mais de 7 caracteres e só pode aceitar números.</text:p>
      <text:p text:style-name="Standard"/>
      <text:p text:style-name="Standard"><text:span text:style-name="T2">Titulo:</text:span> CT - Validação da funcionalidade Criar Tipo Fornecimento </text:p>
      <text:p text:style-name="Standard"><text:span text:style-name="T2">Pré-Condição:</text:span> Estar na tela Listagem de Tipo Fornecimento</text:p>
      <text:p text:style-name="Standard"><text:span text:style-name="T2">Passos para o Teste:</text:span></text:p>
      <text:list xml:id="list125453870297943" text:continue-numbering="true" text:style-name="WWNum1">
        <text:list-item>
          <text:p text:style-name="P2">Acessar o site: <text:a xlink:type="simple" xlink:href="http://montreal.conformedata.dynu.net/conformedata-montreal/login/auth" text:style-name="ListLabel_20_10" text:visited-style-name="ListLabel_20_10"><text:span text:style-name="T3">http://montreal.conformedata.dynu.net/conformedata-montreal/login/auth</text:span></text:a></text:p>
        </text:list-item>
        <text:list-item>
          <text:p text:style-name="P2">Identificar e preencher o campo E-mail com: administrador@montreal.com.br</text:p>
        </text:list-item>
        <text:list-item>
          <text:p text:style-name="P2">Identificar e preencher o campo Senha com: 123</text:p>
        </text:list-item>
        <text:list-item>
          <text:p text:style-name="P2">Clicar no botão Entrar ou apertar Enter no teclado</text:p>
        </text:list-item>
        <text:list-item>
          <text:p text:style-name="P2">No menu lateral na esquerda, identificar e clicar na opção Empresa</text:p>
        </text:list-item>
        <text:list-item>
          <text:p text:style-name="P2">Dentro do sub menu, clicar em Tipo Fornecimento</text:p>
        </text:list-item>
        <text:list-item>
          <text:p text:style-name="P2">Identificar e acionar o botão Novo Tipo Fornecimento</text:p>
        </text:list-item>
        <text:list-item>
          <text:p text:style-name="P2">No campo Descrição, preencher com: Teste2</text:p>
        </text:list-item>
        <text:list-item>
          <text:p text:style-name="P2">No campo CNAE, preencher com: 1234567</text:p>
        </text:list-item>
        <text:list-item>
          <text:p text:style-name="P2">Clicar no botão Criar</text:p>
        </text:list-item>
      </text:list>
      <text:p text:style-name="Standard"/>
      <text:p text:style-name="Standard"><text:span text:style-name="T2">Resultado Esperado:</text:span> O sistema deve redirecionar para a tela Ver Tipo Fornecimento com a mensagem “Tipo de fornecimento ‘Nome Escolhido’ criado” em letras ver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8" meta:paragraph-count="493" meta:word-count="4602" meta:character-count="29617" meta:non-whitespace-character-count="25814"/>
    <meta:generator>LibreOfficeDev/6.0.5.2$Linux_X86_64 LibreOffice_project/</meta:generator>
  </office:meta>
</office:document-meta>
</file>